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font-size="11pt" officeooo:paragraph-rsid="0027c394" style:font-size-asian="11pt" style:font-name-complex="Times New Roman" fo:hyphenate="true" fo:hyphenation-remain-char-count="2" fo:hyphenation-push-char-count="2"/>
    </style:style>
    <style:style style:name="P2" style:family="paragraph" style:parent-style-name="Standard">
      <style:text-properties fo:font-size="14pt" fo:font-weight="bold" officeooo:paragraph-rsid="0027c394" style:font-size-asian="14pt" style:font-weight-asian="bold" style:font-name-complex="Times New Roman" style:font-weight-complex="bold"/>
    </style:style>
    <style:style style:name="P3" style:family="paragraph" style:parent-style-name="Standard">
      <style:text-properties fo:font-size="14pt" style:text-underline-style="solid" style:text-underline-width="auto" style:text-underline-color="font-color" fo:font-weight="normal" officeooo:paragraph-rsid="0027c394" style:font-size-asian="14pt" style:font-weight-asian="normal" style:font-name-complex="Times New Roman" style:font-weight-complex="normal"/>
    </style:style>
    <style:style style:name="P4" style:family="paragraph" style:parent-style-name="Standard">
      <style:paragraph-properties fo:text-align="justify" style:justify-single-word="false" fo:hyphenation-ladder-count="no-limit"/>
      <style:text-properties fo:font-size="12pt" officeooo:paragraph-rsid="0026743c" style:font-size-asian="12pt" style:font-name-complex="Times New Roman" style:font-size-complex="12pt"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fo:font-size="12pt" officeooo:paragraph-rsid="0027c394" style:font-size-asian="12pt" style:font-name-complex="Times New Roman" style:font-size-complex="12pt" fo:hyphenate="true" fo:hyphenation-remain-char-count="2" fo:hyphenation-push-char-count="2"/>
    </style:style>
    <style:style style:name="P6" style:family="paragraph" style:parent-style-name="Standard">
      <style:text-properties fo:font-weight="bold" officeooo:paragraph-rsid="0027c394" style:font-weight-asian="bold" style:font-name-complex="Times New Roman" style:font-weight-complex="bold"/>
    </style:style>
    <style:style style:name="P7" style:family="paragraph" style:parent-style-name="Standard">
      <style:text-properties fo:font-size="14pt" style:text-underline-style="solid" style:text-underline-width="auto" style:text-underline-color="font-color" fo:font-weight="bold" officeooo:rsid="0026743c" officeooo:paragraph-rsid="0026743c" style:font-size-asian="12.25pt" style:font-weight-asian="bold" style:font-name-complex="Times New Roman" style:font-size-complex="14pt" style:font-weight-complex="bold"/>
    </style:style>
    <style:style style:name="P8"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rsid="0027c394" officeooo:paragraph-rsid="0027c394" style:font-size-asian="12.25pt" style:font-weight-asian="bold" style:font-name-complex="Times New Roman" style:font-size-complex="14pt"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rsid="00286817" officeooo:paragraph-rsid="00286817" style:font-size-asian="12.25pt" style:font-weight-asian="bold" style:font-name-complex="Times New Roman" style:font-size-complex="14pt" style:font-weight-complex="bold"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paragraph-rsid="00286817" style:font-size-asian="12.25pt" style:font-weight-asian="bold" style:font-name-complex="Times New Roman" style:font-size-complex="14pt" style:font-weight-complex="bold" fo:hyphenate="true" fo:hyphenation-remain-char-count="2" fo:hyphenation-push-char-count="2"/>
    </style:style>
    <style:style style:name="P11" style:family="paragraph" style:parent-style-name="Standard">
      <style:text-properties fo:font-size="14pt" style:text-underline-style="solid" style:text-underline-width="auto" style:text-underline-color="font-color" fo:font-weight="normal" officeooo:rsid="0026743c" officeooo:paragraph-rsid="0026743c" style:font-size-asian="12.25pt" style:font-weight-asian="normal" style:font-name-complex="Times New Roman" style:font-size-complex="14pt" style:font-weight-complex="normal"/>
    </style:style>
    <style:style style:name="P12"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normal" officeooo:rsid="0026743c" officeooo:paragraph-rsid="0026743c" style:font-size-asian="12.25pt" style:font-weight-asian="normal" style:font-name-complex="Times New Roman" style:font-size-complex="14pt"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normal" officeooo:rsid="00286817" officeooo:paragraph-rsid="00286817" style:font-size-asian="12.25pt" style:font-weight-asian="normal" style:font-name-complex="Times New Roman" style:font-size-complex="14pt" style:font-weight-complex="normal" fo:hyphenate="true" fo:hyphenation-remain-char-count="2" fo:hyphenation-push-char-count="2"/>
    </style:style>
    <style:style style:name="P14" style:family="paragraph" style:parent-style-name="Standard">
      <style:text-properties fo:font-size="14pt" fo:font-weight="bold" officeooo:rsid="0026743c" officeooo:paragraph-rsid="0026743c" style:font-size-asian="12.25pt" style:font-weight-asian="bold" style:font-name-complex="Times New Roman" style:font-size-complex="14pt" style:font-weight-complex="bold"/>
    </style:style>
    <style:style style:name="P15" style:family="paragraph" style:parent-style-name="Standard">
      <style:text-properties fo:font-size="14pt" fo:font-weight="normal" officeooo:rsid="0026743c" officeooo:paragraph-rsid="0026743c" style:font-size-asian="12.25pt" style:font-weight-asian="normal" style:font-name-complex="Times New Roman" style:font-size-complex="14pt" style:font-weight-complex="normal"/>
    </style:style>
    <style:style style:name="P16" style:family="paragraph" style:parent-style-name="Standard">
      <style:paragraph-properties fo:text-align="justify" style:justify-single-word="false" fo:hyphenation-ladder-count="no-limit"/>
      <style:text-properties fo:font-size="14pt" style:text-underline-style="none" fo:font-weight="normal" officeooo:rsid="0027c394" officeooo:paragraph-rsid="0027c394" style:font-size-asian="12.25pt" style:font-weight-asian="normal" style:font-name-complex="Times New Roman" style:font-size-complex="14pt"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fo:font-size="12pt" fo:font-weight="normal" officeooo:rsid="0026743c" officeooo:paragraph-rsid="0026743c" style:font-size-asian="12pt" style:font-weight-asian="normal" style:font-name-complex="Times New Roman" style:font-size-complex="12pt"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fo:font-size="12pt" style:text-underline-style="none" fo:font-weight="normal" officeooo:rsid="0026743c" officeooo:paragraph-rsid="0026743c" style:font-size-asian="10.5pt" style:font-weight-asian="normal" style:font-name-complex="Times New Roman" style:font-size-complex="12pt"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fo:font-size="12pt" style:text-underline-style="none" fo:font-weight="normal" officeooo:rsid="00286817" officeooo:paragraph-rsid="00286817" style:font-size-asian="10.5pt" style:font-weight-asian="normal" style:font-name-complex="Times New Roman" style:font-size-complex="12pt"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fo:font-size="12pt" style:text-underline-style="none" fo:font-weight="normal" officeooo:rsid="00286817" officeooo:paragraph-rsid="00286817" style:font-size-asian="12pt" style:font-weight-asian="normal" style:font-name-complex="Times New Roman" style:font-size-complex="12pt"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fo:font-size="12pt" style:text-underline-style="none" fo:font-weight="bold" officeooo:paragraph-rsid="00286817" style:font-size-asian="10.5pt" style:font-weight-asian="bold" style:font-name-complex="Times New Roman" style:font-size-complex="12pt"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fo:font-size="11pt" style:text-underline-style="none" fo:font-weight="normal" officeooo:rsid="0027c394" officeooo:paragraph-rsid="0027c394" style:font-size-asian="11pt" style:font-weight-asian="normal" style:font-name-complex="Times New Roman" style:font-size-complex="14pt" style:font-weight-complex="normal" fo:hyphenate="true" fo:hyphenation-remain-char-count="2" fo:hyphenation-push-char-count="2"/>
    </style:style>
    <style:style style:name="T1" style:family="text">
      <style:text-properties officeooo:rsid="0026743c"/>
    </style:style>
    <style:style style:name="T2" style:family="text">
      <style:text-properties fo:font-weight="normal" officeooo:rsid="00286817" style:font-weight-asian="normal" style:font-name-complex="Times New Roman" style:font-weight-complex="normal"/>
    </style:style>
    <style:style style:name="T3" style:family="text">
      <style:text-properties fo:font-weight="normal" officeooo:rsid="00294abd" style:font-weight-asian="normal" style:font-name-complex="Times New Roman" style:font-weight-complex="normal"/>
    </style:style>
    <style:style style:name="T4" style:family="text">
      <style:text-properties fo:font-weight="normal" officeooo:rsid="002ab744" style:font-weight-asian="normal" style:font-weight-complex="normal"/>
    </style:style>
    <style:style style:name="T5" style:family="text">
      <style:text-properties fo:font-weight="normal" officeooo:rsid="0028681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Einführung</text:p>
      <text:p text:style-name="P14"/>
      <text:p text:style-name="P11">1.1 Wozu Softwaretests?</text:p>
      <text:p text:style-name="P15"/>
      <text:p text:style-name="P4">Um gute und funktionstüchtige Software in einem Projekt zu realisieren ist es ab einem bestimmten maß an Komplexität unausweichlich die einzelnen Komponenten und das Softwaresystem an sich systematisch zu testen. <text:span text:style-name="T1">Dabei ist es wichtig auf einen Automatisierten Testablauf zu achten um zum einem die Tests zu optimieren und Fehler in frühen Stadien zu erkennen und zu beheben.</text:span></text:p>
      <text:p text:style-name="P17">Zur Verwaltung der Tests empfiehlt es sich auf etablierte Test Frameworks wie etwa PHPUnit oder JS-Test zurückzugreifen da diese einen automatisierten Testablauf gewährleisten.</text:p>
      <text:p text:style-name="P17"/>
      <text:p text:style-name="P12"/>
      <text:p text:style-name="P12">1.2 Automatisierung</text:p>
      <text:p text:style-name="P12"/>
      <text:p text:style-name="P18">Um die Tests zu optimieren, bietet es sich an, sie zu automatisieren d.h. das einmal definierte Tests beliebig oft, im Idealfall auch nach Änderungen im Programm, wiederholt werden können. Damit können große Bereiche leichter getestet werden. Etablierte Frameworks helfen dabei automatisierte Testroutinen zu erstellen und zu überblicken.</text:p>
      <text:p text:style-name="P18"/>
      <text:p text:style-name="P18"/>
      <text:p text:style-name="P8">2 Der Testprozess</text:p>
      <text:p text:style-name="P16"/>
      <text:p text:style-name="P3">2.1 Komponententests</text:p>
      <text:p text:style-name="P6"/>
      <text:p text:style-name="P5">Komponenten wie etwa Klassen und Methoden werden bei diesen Tests auf ihre Korrektheit und Funktionalität getestet. Dabei werden Testreihen und Beispiele für die einzelnen Klassen und Methoden entwickelt. Dies sollte in der Regel vom Programmierer selbst aus geschehen. Bei jedem Durchlauf eines Tests wird das Ergebnis für evtl. Fehler und Funktionsdefizite sorgfältig dokumentiert. Die Fehlerquelle sollte dann gefunden und wenn möglich behoben werden. Nach erfolgreichen Komponententests ist der Testprozess weiterzuführen. </text:p>
      <text:p text:style-name="P5"/>
      <text:p text:style-name="P6"/>
      <text:p text:style-name="P3">2.2 Integrationstests</text:p>
      <text:p text:style-name="P6"/>
      <text:p text:style-name="P1">In diesem Testabschnitt werden die einzelnen Komponenten auf Zusammenarbeit getestet. Getestet wird nach jeder Woche welche fertiggestellten Module bereits mit anderen zusammenarbeiten können und ob dabei Fehler auftreten bzw. diese kompatibel sind. Werden bei Integrationstests Fehler lokalisiert werden die einzelnen Module angepasst.</text:p>
      <text:p text:style-name="P1"/>
      <text:p text:style-name="P2"/>
      <text:p text:style-name="P3">2.3 Systemtests</text:p>
      <text:p text:style-name="P6"/>
      <text:p text:style-name="P22">Sind Komponenten- und Integrationstests erfolgreich abgeschlossen, so wird eine Vorabversion aus den bestehenden Modulen zusammengestellt. Mit dieser Vorabversion wird aus Nutzersicht geprüft ob die Anforderungen aus dem Lastenheft erfüllt werden. Werden dabei fehlende Funktionalitäten festgestellt sind diese hinzuzufügen. Werden Module dabei verändert, müssen Komponenten- und Integrationstests erneut durchgeführt werden.</text:p>
      <text:p text:style-name="P22"/>
      <text:p text:style-name="P22"/>
      <text:p text:style-name="P22"/>
      <text:p text:style-name="P22"/>
      <text:p text:style-name="P9"><text:soft-page-break/>3 Frameworks</text:p>
      <text:p text:style-name="P9"/>
      <text:p text:style-name="P13">3.1 phpUnit</text:p>
      <text:p text:style-name="P13"/>
      <text:p text:style-name="P19">phpUnit ist ein Testframework für php-Skripte und besonders geeignet für einzelne Units und Methoden. Damit also explizit geeignet für Komponententests. </text:p>
      <text:p text:style-name="P19"/>
      <text:p text:style-name="P19">Funktionsweise:</text:p>
      <text:p text:style-name="P19"/>
      <text:p text:style-name="P20"><text:tab/>1. Die Tests für eine Klasse ”Class” befinden sich in einer Klasse ”ClassTest” </text:p>
      <text:p text:style-name="P20"><text:tab/>2. Die Tests sind ”public” Methoden, mit dem Namen test* </text:p>
      <text:p text:style-name="P20"><text:tab/>3. ClassTest erbt von PHPUnit_Framework_TestCase </text:p>
      <text:p text:style-name="P20"><text:tab/>4. In den Testmethoden werden assertion-Methoden wie ”assertEquals()” verwendet, um zu <text:tab/>über- </text:p>
      <text:p text:style-name="P20"><text:tab/>prüfen, dass ein tatsächlicher Wert dem erwarteten Wert entspricht. </text:p>
      <text:p text:style-name="P20"/>
      <text:p text:style-name="P20"/>
      <text:p text:style-name="P20">Beispiel zum Testen von Array-Operationen: </text:p>
      <text:p text:style-name="P20"/>
      <text:p text:style-name="P20">&lt;?php </text:p>
      <text:p text:style-name="P20"><text:tab/>class StackTest extends PHPUnit_Framework_TestCase </text:p>
      <text:p text:style-name="P20"><text:tab/>{ </text:p>
      <text:p text:style-name="P20"><text:tab/><text:tab/>public function testPushAndPop() </text:p>
      <text:p text:style-name="P20"><text:tab/><text:tab/>{ </text:p>
      <text:p text:style-name="P20"><text:tab/><text:tab/><text:tab/>$stack = array(); </text:p>
      <text:p text:style-name="P20"><text:tab/><text:tab/><text:tab/>$this-&gt;assertEquals(0, count($stack)); </text:p>
      <text:p text:style-name="P20"/>
      <text:p text:style-name="P20"><text:tab/><text:tab/><text:tab/>array_push($stack, ’foo’); </text:p>
      <text:p text:style-name="P20"><text:tab/><text:tab/><text:tab/>$this-&gt;assertEquals(’foo’, $stack[count($stack)-1]); </text:p>
      <text:p text:style-name="P20"><text:tab/><text:tab/><text:tab/>$this-&gt;assertEquals(1, count($stack)); </text:p>
      <text:p text:style-name="P20"/>
      <text:p text:style-name="P20"><text:tab/><text:tab/><text:tab/>$this-&gt;assertEquals(’foo’, array_pop($stack)); </text:p>
      <text:p text:style-name="P20"><text:tab/><text:tab/><text:tab/>$this-&gt;assertEquals(0, count($stack)); </text:p>
      <text:p text:style-name="P20"><text:tab/><text:tab/>} </text:p>
      <text:p text:style-name="P20"><text:tab/>} </text:p>
      <text:p text:style-name="P20">?&gt; </text:p>
      <text:p text:style-name="P20"/>
      <text:p text:style-name="P20">Da wir in unserem Projekt das Zend-Framework verwenden welches phpUnit beinhaltet werden wir für automatisierte Tests zum Großteil phpUnit verwenden.</text:p>
      <text:p text:style-name="P20"/>
      <text:p text:style-name="P20"/>
      <text:p text:style-name="P10"><text:span text:style-name="T5">3.2 J</text:span><text:span text:style-name="T4">SUnit</text:span></text:p>
      <text:p text:style-name="P10"><text:span text:style-name="T4"/></text:p>
      <text:p text:style-name="P21"><text:span text:style-name="T4"/></text:p>
      <text:p text:style-name="P1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Gomez</meta:initial-creator>
    <meta:creation-date>2013-04-03T14:33:57</meta:creation-date>
    <dc:date>2013-04-08T19:18:08</dc:date>
    <dc:creator>Kev </dc:creator>
    <meta:editing-duration>PT37M36S</meta:editing-duration>
    <meta:editing-cycles>10</meta:editing-cycles>
    <meta:generator>LibreOffice/3.6$Linux_x86 LibreOffice_project/360m1$Build-2</meta:generator>
    <meta:document-statistic meta:table-count="0" meta:image-count="0" meta:object-count="0" meta:page-count="2" meta:paragraph-count="40" meta:word-count="433" meta:character-count="3441" meta:non-whitespace-character-count="2989"/>
  </office:meta>
</office:document-meta>
</file>